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985cee">
      <style:table-properties style:width="6.693in" table:align="margins"/>
    </style:style>
    <style:style style:family="table-column" style:name="a49e8b5">
      <style:table-column-properties style:column-width="3.3465in" style:rel-column-width="32767*"/>
    </style:style>
    <style:style style:family="table-cell" style:name="a2780ea">
      <style:table-cell-properties fo:border-bottom="0.0007in solid #000000" fo:border-left="0.0007in solid #000000" fo:border-right="none" fo:border-top="0.0007in solid #000000" fo:padding="0.0382in"/>
    </style:style>
    <style:style style:family="table-cell" style:name="a01f6f5">
      <style:table-cell-properties fo:border-bottom="0.0007in solid #000000" fo:border-left="0.0007in solid #000000" fo:border-right="none" fo:border-top="none" fo:padding="0.0382in"/>
    </style:style>
    <style:style style:family="table-cell" style:name="abbf018">
      <style:table-cell-properties fo:border="0.0007in solid #000000" fo:padding="0.0382in"/>
    </style:style>
    <style:style style:family="table-cell" style:name="af89df0">
      <style:table-cell-properties fo:border="0.0007in solid #000000" fo:border-bottom="0.0007in solid #000000" fo:border-top="none" fo:padding="0.0382in"/>
    </style:style>
    <style:style style:family="table" style:name="a13c6a1">
      <style:table-properties style:width="6.693in" table:align="margins"/>
    </style:style>
    <style:style style:family="table-column" style:name="a2d71b0">
      <style:table-column-properties style:column-width="1.3386in" style:rel-column-width="13107*"/>
    </style:style>
    <style:style style:family="table-cell" style:name="a87d3b0">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efbba6">
      <style:table-cell-properties fo:border="0.1pt solid #000000" fo:border-bottom="0.0007in solid #000000" fo:border-left="0.0007in solid #000000" fo:border-right="none" fo:border-top="none" fo:padding="0.0382in"/>
    </style:style>
    <style:style style:family="table-cell" style:name="a408105">
      <style:table-cell-properties fo:border="0.0007in solid #000000" fo:padding="0.0382in"/>
    </style:style>
    <style:style style:family="table-cell" style:name="a667854">
      <style:table-cell-properties fo:border="0.0007in solid #000000" fo:border-bottom="0.0007in solid #000000" fo:border-top="none" fo:padding="0.0382in"/>
    </style:style>
    <style:style style:family="table-cell" style:name="a8a4f8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f71b01">
      <style:table-cell-properties fo:border="0.1pt solid #000000" fo:border-bottom="0.0007in solid #000000" fo:border-left="0.0007in solid #000000" fo:border-right="none" fo:border-top="none" fo:padding="0.0382in"/>
    </style:style>
    <style:style style:family="table-cell" style:name="a1f41db">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042815">
      <style:table-cell-properties fo:border="0.1pt solid #000000" fo:border-bottom="0.0007in solid #000000" fo:border-left="0.0007in solid #000000" fo:border-right="none" fo:border-top="none" fo:padding="0.0382in"/>
    </style:style>
    <style:style style:family="table-cell" style:name="a30d566">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2d893">
      <style:table-cell-properties fo:border="0.1pt solid #000000" fo:border-bottom="0.0007in solid #000000" fo:border-left="0.0007in solid #000000" fo:border-right="none" fo:border-top="none" fo:padding="0.0382in"/>
    </style:style>
    <style:style style:family="table-cell" style:name="a28b7f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54ffb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f576c6">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b495e2">
      <style:table-cell-properties fo:border="0.1pt solid #000000"/>
      <style:text-properties fo:color="#000000" fo:font-size="8.0pt" fo:font-weight="bold" style:font-name="Arial"/>
    </style:style>
    <style:style style:family="table-cell" style:name="a9038a9">
      <style:table-cell-properties fo:border="0.1pt solid #000000" fo:border-bottom="0.0007in solid #000000" fo:border-left="0.0007in solid #000000" fo:border-right="none" fo:border-top="none" fo:padding="0.0382in"/>
    </style:style>
    <style:style style:family="table-cell" style:name="a4ed9d1">
      <style:table-cell-properties fo:border="0.1pt solid #000000" fo:border-bottom="0.0007in solid #000000" fo:border-left="0.0007in solid #000000" fo:border-right="none" fo:border-top="none" fo:padding="0.0382in"/>
    </style:style>
    <style:style style:family="table-cell" style:name="a816e21">
      <style:table-cell-properties fo:border="0.1pt solid #000000" fo:border-bottom="0.0007in solid #000000" fo:border-left="0.0007in solid #000000" fo:border-right="none" fo:border-top="none" fo:padding="0.0382in"/>
    </style:style>
    <style:style style:family="table-cell" style:name="a702c8d">
      <style:table-cell-properties fo:border="0.1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985cee">
        <table:table-column table:number-columns-repeated="2" table:style-name="a49e8b5"/>
        <table:table-row>
          <table:table-cell table:style-name="a2780ea">
            <text:p>Fra dato: 2022-05-06</text:p>
          </table:table-cell>
          <table:table-cell table:style-name="abbf018"/>
        </table:table-row>
        <table:table-row>
          <table:table-cell table:style-name="a01f6f5">
            <text:p>Til dato: 2022-05-07</text:p>
          </table:table-cell>
          <table:table-cell table:style-name="af89df0"/>
        </table:table-row>
        <table:table-row>
          <table:table-cell table:style-name="a01f6f5">
            <text:p>Hovedsigtelse: ["Mandrab §§ 237-241"]</text:p>
          </table:table-cell>
          <table:table-cell table:style-name="af89df0"/>
        </table:table-row>
        <table:table-row>
          <table:table-cell table:style-name="a01f6f5">
            <text:p>Hoveddiagnose: ["DF00\tDemens ved Alzheimers sygdom"]</text:p>
            <text:p>Sagsstatus: ikke afsluttet</text:p>
            <text:p>Ventetid: aktiv ventetid under 321 dag(e)</text:p>
            <text:p>Retsligstatus: ["Afsoner"]</text:p>
          </table:table-cell>
          <table:table-cell table:style-name="af89df0"/>
        </table:table-row>
        <table:table-row>
          <table:table-cell table:style-name="a01f6f5"/>
          <table:table-cell table:style-name="af89df0"/>
        </table:table-row>
        <table:table-row>
          <table:table-cell table:style-name="a01f6f5"/>
          <table:table-cell table:style-name="af89df0"/>
        </table:table-row>
        <table:table-row>
          <table:table-cell table:style-name="a01f6f5"/>
          <table:table-cell table:style-name="af89df0"/>
        </table:table-row>
        <table:table-row>
          <table:table-cell table:style-name="a01f6f5"/>
          <table:table-cell table:style-name="af89df0"/>
        </table:table-row>
        <table:table-row>
          <table:table-cell table:style-name="a01f6f5"/>
          <table:table-cell table:style-name="af89df0"/>
        </table:table-row>
      </table:table>
      <table:table table:name="Table2" table:style-name="a13c6a1">
        <table:table-column table:number-columns-repeated="5" table:style-name="a2d71b0"/>
        <table:table-column table:style-name="a2d71b0"/>
        <table:table-column table:style-name="a2d71b0"/>
        <table:table-column table:style-name="a2d71b0"/>
        <table:table-row>
          <table:table-cell table:style-name="a28b7fe">
            <text:p>Nr.</text:p>
          </table:table-cell>
          <table:table-cell table:style-name="a54ffbe">
            <text:p>Type</text:p>
          </table:table-cell>
          <table:table-cell table:style-name="af576c6">
            <text:p>Navn</text:p>
          </table:table-cell>
          <table:table-cell table:style-name="a87d3b0">
            <text:p>cpr</text:p>
          </table:table-cell>
          <table:table-cell table:style-name="a8a4f8d">
            <text:p>Læge</text:p>
          </table:table-cell>
          <table:table-cell table:style-name="a1f41db">
            <text:p>Tiltrædes af</text:p>
          </table:table-cell>
          <table:table-cell table:style-name="a30d566">
            <text:p>Erklæring afgivet</text:p>
          </table:table-cell>
          <table:table-cell table:style-name="ab495e2">
            <text:p>Psykolog</text:p>
          </table:table-cell>
        </table:table-row>
        <table:table-row>
          <table:table-cell table:style-name="a9038a9"/>
          <table:table-cell table:style-name="a4ed9d1"/>
          <table:table-cell table:style-name="a816e21"/>
          <table:table-cell table:style-name="aefbba6"/>
          <table:table-cell table:style-name="af71b01"/>
          <table:table-cell table:style-name="a042815"/>
          <table:table-cell table:style-name="a52d893"/>
          <table:table-cell table:style-name="a702c8d"/>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2-05-06T10:10:53</dc:date>
    <meta:editing-cycles>1</meta:editing-cycles>
    <meta:editing-duration>PT0.798S</meta:editing-duration>
    <meta:initial-creator>fhp</meta:initial-creator>
    <meta:creation-date>2022-05-06T10:10:52</meta:creation-date>
    <dc:language>en</dc:language>
  </office:meta>
</office:document-meta>
</file>